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FF0000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color="#FF0000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color="#000000"/>
    </style:style>
    <style:style style:name="P4" style:parent-style-name="Normal" style:family="paragraph">
      <style:text-properties fo:color="#000000"/>
    </style:style>
    <style:style style:name="P5" style:parent-style-name="Normal" style:family="paragraph">
      <style:text-properties fo:color="#000000"/>
    </style:style>
    <style:style style:name="P6" style:parent-style-name="Normal" style:family="paragraph">
      <style:text-properties fo:color="#000000"/>
    </style:style>
    <style:style style:name="P7" style:parent-style-name="Normal" style:family="paragraph">
      <style:text-properties fo:color="#000000"/>
    </style:style>
    <style:style style:name="P8" style:parent-style-name="Paragraphedeliste" style:list-style-name="LFO1" style:family="paragraph">
      <style:text-properties fo:color="#000000"/>
    </style:style>
    <style:style style:name="P9" style:parent-style-name="Paragraphedeliste" style:list-style-name="LFO1" style:family="paragraph">
      <style:text-properties fo:color="#000000"/>
    </style:style>
    <style:style style:name="P10" style:parent-style-name="Normal" style:family="paragraph">
      <style:text-properties fo:color="#000000"/>
    </style:style>
    <style:style style:name="P11" style:parent-style-name="Paragraphedeliste" style:list-style-name="LFO2" style:family="paragraph">
      <style:text-properties fo:color="#000000"/>
    </style:style>
    <style:style style:name="P12" style:parent-style-name="Normal" style:family="paragraph">
      <style:text-properties fo:color="#000000"/>
    </style:style>
    <style:style style:name="T13" style:parent-style-name="Policepardéfaut" style:family="text">
      <style:text-properties fo:color="#000000" fo:background-color="#FFFF00"/>
    </style:style>
    <style:style style:name="T14" style:parent-style-name="Policepardéfaut" style:family="text">
      <style:text-properties fo:color="#000000"/>
    </style:style>
    <style:style style:name="P15" style:parent-style-name="Normal" style:family="paragraph">
      <style:text-properties fo:color="#000000"/>
    </style:style>
    <style:style style:name="P16" style:parent-style-name="Normal" style:family="paragraph">
      <style:text-properties fo:color="#000000"/>
    </style:style>
    <style:style style:name="TableColumn18" style:family="table-column">
      <style:table-column-properties style:column-width="3.1465in"/>
    </style:style>
    <style:style style:name="TableColumn19" style:family="table-column">
      <style:table-column-properties style:column-width="3.1465in"/>
    </style:style>
    <style:style style:name="Table17" style:family="table">
      <style:table-properties style:width="6.293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color="#000000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00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justify" fo:margin-bottom="0in" fo:line-height="115%"/>
    </style:style>
    <style:style style:name="T28" style:parent-style-name="Policepardéfaut" style:family="text">
      <style:text-properties fo:color="#000000"/>
    </style:style>
    <style:style style:name="P29" style:parent-style-name="Normal" style:family="paragraph">
      <style:paragraph-properties fo:text-align="justify" fo:margin-bottom="0in" fo:line-height="115%"/>
    </style:style>
    <style:style style:name="P30" style:parent-style-name="Normal" style:family="paragraph">
      <style:paragraph-properties fo:text-align="justify" fo:margin-bottom="0in" fo:line-height="115%"/>
    </style:style>
    <style:style style:name="P31" style:parent-style-name="Normal" style:family="paragraph">
      <style:paragraph-properties fo:text-align="justify" fo:margin-bottom="0in" fo:line-height="115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Policepardéfaut" style:family="text">
      <style:text-properties fo:color="#000000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color="#000000"/>
    </style:style>
    <style:style style:name="P40" style:parent-style-name="Normal" style:family="paragraph">
      <style:paragraph-properties fo:margin-bottom="0in" fo:line-height="100%"/>
      <style:text-properties fo:color="#000000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color="#000000"/>
    </style:style>
    <style:style style:name="P43" style:parent-style-name="Normal" style:family="paragraph">
      <style:paragraph-properties fo:margin-bottom="0in" fo:line-height="100%"/>
      <style:text-properties fo:color="#000000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color="#000000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color="#000000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color="#000000"/>
    </style:style>
    <style:style style:name="P52" style:parent-style-name="Normal" style:family="paragraph">
      <style:paragraph-properties fo:margin-bottom="0in" fo:line-height="100%"/>
      <style:text-properties fo:color="#000000"/>
    </style:style>
    <style:style style:name="P53" style:parent-style-name="Normal" style:family="paragraph">
      <style:paragraph-properties fo:margin-bottom="0in" fo:line-height="100%"/>
      <style:text-properties fo:color="#000000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color="#000000"/>
    </style:style>
    <style:style style:name="P56" style:parent-style-name="Normal" style:family="paragraph">
      <style:paragraph-properties fo:margin-bottom="0in" fo:line-height="100%"/>
      <style:text-properties fo:color="#000000"/>
    </style:style>
    <style:style style:name="P57" style:parent-style-name="Normal" style:family="paragraph">
      <style:paragraph-properties fo:margin-bottom="0in" fo:line-height="100%"/>
      <style:text-properties fo:color="#000000"/>
    </style:style>
    <style:style style:name="P58" style:parent-style-name="Normal" style:family="paragraph">
      <style:text-properties fo:color="#000000"/>
    </style:style>
    <style:style style:name="T59" style:parent-style-name="Policepardéfaut" style:family="text">
      <style:text-properties fo:color="#000000" fo:background-color="#FFFF00"/>
    </style:style>
    <style:style style:name="TableColumn61" style:family="table-column">
      <style:table-column-properties style:column-width="3.1465in"/>
    </style:style>
    <style:style style:name="TableColumn62" style:family="table-column">
      <style:table-column-properties style:column-width="3.1465in"/>
    </style:style>
    <style:style style:name="Table60" style:family="table">
      <style:table-properties style:width="6.293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color="#000000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color="#00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 fo:margin-bottom="0in" fo:line-height="115%"/>
    </style:style>
    <style:style style:name="T71" style:parent-style-name="Policepardéfaut" style:family="text">
      <style:text-properties fo:color="#000000"/>
    </style:style>
    <style:style style:name="P72" style:parent-style-name="Normal" style:family="paragraph">
      <style:paragraph-properties fo:text-align="justify" fo:margin-bottom="0in" fo:line-height="115%"/>
    </style:style>
    <style:style style:name="P73" style:parent-style-name="Normal" style:family="paragraph">
      <style:paragraph-properties fo:text-align="justify" fo:margin-bottom="0in" fo:line-height="115%"/>
    </style:style>
    <style:style style:name="P74" style:parent-style-name="Normal" style:family="paragraph">
      <style:paragraph-properties fo:text-align="justify" fo:margin-bottom="0in" fo:line-height="115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77" style:parent-style-name="Policepardéfaut" style:family="text">
      <style:text-properties fo:color="#000000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color="#000000"/>
    </style:style>
    <style:style style:name="P83" style:parent-style-name="Normal" style:family="paragraph">
      <style:paragraph-properties fo:margin-bottom="0in" fo:line-height="100%"/>
      <style:text-properties fo:color="#000000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color="#000000"/>
    </style:style>
    <style:style style:name="P86" style:parent-style-name="Normal" style:family="paragraph">
      <style:paragraph-properties fo:margin-bottom="0in" fo:line-height="100%"/>
      <style:text-properties fo:color="#000000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color="#000000"/>
    </style:style>
    <style:style style:name="P90" style:parent-style-name="Normal" style:family="paragraph">
      <style:paragraph-properties fo:margin-bottom="0in" fo:line-height="100%"/>
      <style:text-properties fo:color="#000000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color="#000000"/>
    </style:style>
    <style:style style:name="P93" style:parent-style-name="Normal" style:family="paragraph">
      <style:paragraph-properties fo:margin-bottom="0in" fo:line-height="100%"/>
      <style:text-properties fo:color="#000000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color="#000000"/>
    </style:style>
    <style:style style:name="P97" style:parent-style-name="Normal" style:family="paragraph">
      <style:paragraph-properties fo:margin-bottom="0in" fo:line-height="100%"/>
      <style:text-properties fo:color="#000000"/>
    </style:style>
    <style:style style:name="P98" style:parent-style-name="Normal" style:family="paragraph">
      <style:paragraph-properties fo:margin-bottom="0in" fo:line-height="100%"/>
      <style:text-properties fo:color="#000000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color="#000000"/>
    </style:style>
    <style:style style:name="P101" style:parent-style-name="Normal" style:family="paragraph">
      <style:paragraph-properties fo:margin-bottom="0in" fo:line-height="100%"/>
      <style:text-properties fo:color="#000000"/>
    </style:style>
    <style:style style:name="P102" style:parent-style-name="Normal" style:family="paragraph">
      <style:paragraph-properties fo:margin-bottom="0in" fo:line-height="100%"/>
      <style:text-properties fo:color="#000000"/>
    </style:style>
    <style:style style:name="P103" style:parent-style-name="Paragraphedeliste" style:family="paragraph">
      <style:text-properties fo:color="#000000"/>
    </style:style>
    <style:style style:name="P104" style:parent-style-name="Paragraphedeliste" style:family="paragraph">
      <style:text-properties fo:color="#000000"/>
    </style:style>
    <style:style style:name="P105" style:parent-style-name="Paragraphedeliste" style:family="paragraph">
      <style:text-properties fo:color="#000000"/>
    </style:style>
    <style:style style:name="P106" style:parent-style-name="Paragraphedeliste" style:family="paragraph">
      <style:text-properties fo:color="#000000"/>
    </style:style>
    <style:style style:name="P107" style:parent-style-name="Paragraphedeliste" style:family="paragraph">
      <style:text-properties fo:color="#000000" fo:background-color="#00FF00"/>
    </style:style>
    <style:style style:name="P108" style:parent-style-name="Paragraphedeliste" style:family="paragraph">
      <style:text-properties fo:color="#000000" fo:background-color="#00FF00"/>
    </style:style>
    <style:style style:name="P109" style:parent-style-name="Paragraphedeliste" style:family="paragraph">
      <style:text-properties fo:color="#000000" fo:background-color="#00FF00"/>
    </style:style>
    <style:style style:name="T110" style:parent-style-name="Policepardéfaut" style:family="text">
      <style:text-properties fo:color="#000000" fo:background-color="#00FF00"/>
    </style:style>
    <style:style style:name="P111" style:parent-style-name="Normal" style:family="paragraph">
      <style:text-properties fo:color="#000000"/>
    </style:style>
    <style:style style:name="P112" style:parent-style-name="Normal" style:family="paragraph">
      <style:text-properties fo:color="#000000"/>
    </style:style>
    <style:style style:name="P113" style:parent-style-name="Normal" style:family="paragraph">
      <style:text-properties fo:color="#000000"/>
    </style:style>
    <style:style style:name="P114" style:parent-style-name="Normal" style:family="paragraph">
      <style:paragraph-properties fo:line-height="100%"/>
      <style:text-properties fo:color="#000000" fo:background-color="#00FF00"/>
    </style:style>
    <style:style style:name="P115" style:parent-style-name="Normal" style:family="paragraph">
      <style:paragraph-properties fo:line-height="100%"/>
      <style:text-properties fo:color="#000000" fo:background-color="#00FF00"/>
    </style:style>
    <style:style style:name="P116" style:parent-style-name="Normal" style:family="paragraph">
      <style:paragraph-properties fo:line-height="100%"/>
      <style:text-properties fo:color="#000000" fo:background-color="#00FF00"/>
    </style:style>
    <style:style style:name="P117" style:parent-style-name="Normal" style:family="paragraph">
      <style:paragraph-properties fo:line-height="100%"/>
      <style:text-properties fo:color="#000000" fo:background-color="#00FF00"/>
    </style:style>
    <style:style style:name="P118" style:parent-style-name="Normal" style:family="paragraph">
      <style:paragraph-properties fo:line-height="100%"/>
      <style:text-properties fo:color="#000000" fo:background-color="#00FF00"/>
    </style:style>
    <style:style style:name="P119" style:parent-style-name="Normal" style:family="paragraph">
      <style:paragraph-properties fo:line-height="100%"/>
      <style:text-properties fo:color="#000000" fo:background-color="#00FF00"/>
    </style:style>
    <style:style style:name="P120" style:parent-style-name="Normal" style:family="paragraph">
      <style:paragraph-properties fo:line-height="100%"/>
    </style:style>
    <style:style style:name="T121" style:parent-style-name="Policepardéfaut" style:family="text">
      <style:text-properties fo:color="#000000" fo:background-color="#00FF00"/>
    </style:style>
    <style:style style:name="T122" style:parent-style-name="Policepardéfaut" style:family="text">
      <style:text-properties fo:color="#000000" fo:background-color="#00FF00"/>
    </style:style>
    <style:style style:name="P123" style:parent-style-name="Normal" style:family="paragraph">
      <style:paragraph-properties fo:line-height="100%"/>
      <style:text-properties fo:color="#000000"/>
    </style:style>
    <style:style style:name="P124" style:parent-style-name="Normal" style:family="paragraph">
      <style:paragraph-properties fo:line-height="100%"/>
      <style:text-properties fo:color="#000000"/>
    </style:style>
    <style:style style:name="P125" style:parent-style-name="Normal" style:family="paragraph">
      <style:paragraph-properties fo:line-height="100%"/>
      <style:text-properties fo:color="#000000"/>
    </style:style>
    <style:style style:name="P126" style:parent-style-name="Normal" style:family="paragraph">
      <style:paragraph-properties fo:line-height="100%"/>
      <style:text-properties fo:color="#000000"/>
    </style:style>
    <style:style style:name="P127" style:parent-style-name="Normal" style:family="paragraph">
      <style:paragraph-properties fo:line-height="100%"/>
      <style:text-properties fo:color="#000000" fo:background-color="#00FF00"/>
    </style:style>
    <style:style style:name="P128" style:parent-style-name="Normal" style:family="paragraph">
      <style:paragraph-properties fo:line-height="100%"/>
      <style:text-properties fo:color="#000000" fo:background-color="#00FF00"/>
    </style:style>
    <style:style style:name="P129" style:parent-style-name="Normal" style:family="paragraph">
      <style:paragraph-properties fo:line-height="100%"/>
      <style:text-properties fo:color="#000000" fo:background-color="#00FF00"/>
    </style:style>
    <style:style style:name="P130" style:parent-style-name="Normal" style:family="paragraph">
      <style:paragraph-properties fo:line-height="100%"/>
    </style:style>
    <style:style style:name="T131" style:parent-style-name="Policepardéfaut" style:family="text">
      <style:text-properties fo:color="#000000" fo:background-color="#00FF00"/>
    </style:style>
    <style:style style:name="T132" style:parent-style-name="Policepardéfaut" style:family="text">
      <style:text-properties fo:color="#000000" fo:background-color="#00FF00"/>
    </style:style>
    <style:style style:name="P133" style:parent-style-name="Normal" style:family="paragraph">
      <style:paragraph-properties fo:line-height="100%"/>
      <style:text-properties fo:color="#000000"/>
    </style:style>
    <style:style style:name="P134" style:parent-style-name="Normal" style:family="paragraph">
      <style:paragraph-properties fo:line-height="100%"/>
      <style:text-properties fo:color="#000000"/>
    </style:style>
    <style:style style:name="P135" style:parent-style-name="Normal" style:family="paragraph">
      <style:paragraph-properties fo:line-height="100%"/>
      <style:text-properties fo:color="#000000"/>
    </style:style>
    <style:style style:name="P136" style:parent-style-name="Normal" style:family="paragraph">
      <style:paragraph-properties fo:line-height="100%"/>
    </style:style>
    <style:style style:name="T137" style:parent-style-name="Policepardéfaut" style:family="text">
      <style:text-properties style:font-name="Arial Black" fo:text-shadow="0.0145in 0.0145in 0.0416in #000000" fo:color="#4472C4" fo:font-size="14pt" style:font-size-asian="14pt" style:font-size-complex="14pt"/>
    </style:style>
    <style:style style:name="P138" style:parent-style-name="Normal" style:family="paragraph">
      <style:paragraph-properties fo:line-height="100%"/>
      <style:text-properties fo:color="#000000"/>
    </style:style>
    <style:style style:name="P139" style:parent-style-name="Normal" style:family="paragraph">
      <style:paragraph-properties fo:line-height="100%"/>
      <style:text-properties fo:color="#000000"/>
    </style:style>
    <style:style style:name="P140" style:parent-style-name="Normal" style:family="paragraph">
      <style:paragraph-properties fo:line-height="100%"/>
      <style:text-properties fo:color="#000000"/>
    </style:style>
    <style:style style:name="P141" style:parent-style-name="Normal" style:family="paragraph">
      <style:paragraph-properties fo:line-height="100%"/>
      <style:text-properties fo:color="#000000"/>
    </style:style>
    <style:style style:name="P142" style:parent-style-name="Normal" style:family="paragraph">
      <style:paragraph-properties fo:line-height="100%"/>
      <style:text-properties fo:color="#000000"/>
    </style:style>
    <style:style style:name="P143" style:parent-style-name="Paragraphedeliste" style:list-style-name="LFO3" style:family="paragraph">
      <style:paragraph-properties fo:line-height="100%"/>
      <style:text-properties fo:color="#000000"/>
    </style:style>
    <style:style style:name="P144" style:parent-style-name="Paragraphedeliste" style:list-style-name="LFO3" style:family="paragraph">
      <style:paragraph-properties fo:line-height="100%"/>
      <style:text-properties fo:color="#000000"/>
    </style:style>
    <style:style style:name="P145" style:parent-style-name="Paragraphedeliste" style:list-style-name="LFO3" style:family="paragraph">
      <style:paragraph-properties fo:line-height="100%"/>
      <style:text-properties fo:color="#000000"/>
    </style:style>
    <style:style style:name="P146" style:parent-style-name="Paragraphedeliste" style:family="paragraph">
      <style:paragraph-properties fo:line-height="100%"/>
      <style:text-properties fo:color="#000000"/>
    </style:style>
    <style:style style:name="P147" style:parent-style-name="Normal" style:family="paragraph">
      <style:paragraph-properties fo:line-height="100%"/>
      <style:text-properties fo:color="#000000"/>
    </style:style>
    <style:style style:name="P148" style:parent-style-name="Normal" style:family="paragraph">
      <style:paragraph-properties fo:line-height="100%"/>
    </style:style>
    <style:style style:name="T149" style:parent-style-name="Policepardéfaut" style:family="text">
      <style:text-properties fo:color="#000000"/>
    </style:style>
    <style:style style:name="T150" style:parent-style-name="Policepardéfaut" style:family="text">
      <style:text-properties fo:font-weight="bold" style:font-weight-asian="bold" style:font-weight-complex="bold" fo:color="#000000"/>
    </style:style>
    <style:style style:name="T151" style:parent-style-name="Policepardéfaut" style:family="text">
      <style:text-properties fo:color="#000000"/>
    </style:style>
    <style:style style:name="P152" style:parent-style-name="Normal" style:family="paragraph">
      <style:paragraph-properties fo:line-height="100%"/>
    </style:style>
    <style:style style:name="T153" style:parent-style-name="Policepardéfaut" style:family="text">
      <style:text-properties fo:color="#000000"/>
    </style:style>
    <style:style style:name="T154" style:parent-style-name="Policepardéfaut" style:family="text">
      <style:text-properties fo:color="#000000"/>
    </style:style>
    <style:style style:name="T155" style:parent-style-name="Policepardéfaut" style:family="text">
      <style:text-properties fo:font-weight="bold" style:font-weight-asian="bold" style:font-weight-complex="bold" fo:color="#000000"/>
    </style:style>
    <style:style style:name="T156" style:parent-style-name="Policepardéfaut" style:family="text">
      <style:text-properties fo:color="#000000"/>
    </style:style>
    <style:style style:name="P157" style:parent-style-name="Normal" style:family="paragraph">
      <style:paragraph-properties fo:line-height="100%"/>
      <style:text-properties fo:color="#000000"/>
    </style:style>
    <style:style style:name="P158" style:parent-style-name="Normal" style:family="paragraph">
      <style:paragraph-properties fo:line-height="100%"/>
      <style:text-properties fo:color="#000000"/>
    </style:style>
    <style:style style:name="P159" style:parent-style-name="Normal" style:family="paragraph">
      <style:paragraph-properties fo:line-height="100%"/>
    </style:style>
    <style:style style:name="T160" style:parent-style-name="Policepardéfaut" style:family="text">
      <style:text-properties fo:color="#000000" fo:background-color="#00FF00"/>
    </style:style>
    <style:style style:name="P161" style:parent-style-name="Normal" style:list-style-name="LFO4" style:family="paragraph">
      <style:paragraph-properties fo:line-height="100%"/>
    </style:style>
    <style:style style:name="T162" style:parent-style-name="Policepardéfaut" style:family="text">
      <style:text-properties fo:font-weight="bold" style:font-weight-asian="bold" style:font-weight-complex="bold" fo:color="#000000"/>
    </style:style>
    <style:style style:name="P163" style:parent-style-name="Normal" style:list-style-name="LFO4" style:family="paragraph">
      <style:paragraph-properties fo:line-height="100%"/>
    </style:style>
    <style:style style:name="T164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165" style:parent-style-name="Normal" style:family="paragraph">
      <style:paragraph-properties fo:line-height="100%"/>
    </style:style>
    <style:style style:name="T166" style:parent-style-name="Policepardéfaut" style:family="text">
      <style:text-properties fo:color="#000000" fo:background-color="#00FF00"/>
    </style:style>
    <style:style style:name="T167" style:parent-style-name="Policepardéfaut" style:family="text">
      <style:text-properties fo:color="#000000" fo:background-color="#00FF00"/>
    </style:style>
    <style:style style:name="P168" style:parent-style-name="Normal" style:family="paragraph">
      <style:paragraph-properties fo:line-height="100%"/>
      <style:text-properties fo:color="#000000"/>
    </style:style>
    <style:style style:name="P169" style:parent-style-name="Normal" style:family="paragraph">
      <style:paragraph-properties fo:line-height="100%"/>
      <style:text-properties fo:color="#000000"/>
    </style:style>
    <style:style style:name="P170" style:parent-style-name="Normal" style:family="paragraph">
      <style:paragraph-properties fo:line-height="100%"/>
      <style:text-properties fo:color="#000000"/>
    </style:style>
    <style:style style:name="TableColumn172" style:family="table-column">
      <style:table-column-properties style:column-width="3.1465in"/>
    </style:style>
    <style:style style:name="TableColumn173" style:family="table-column">
      <style:table-column-properties style:column-width="3.1465in"/>
    </style:style>
    <style:style style:name="Table171" style:family="table">
      <style:table-properties style:width="6.293in" fo:margin-left="0in" table:align="lef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color="#000000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color="#000000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color="#000000"/>
    </style:style>
    <style:style style:name="P182" style:parent-style-name="Normal" style:family="paragraph">
      <style:paragraph-properties fo:margin-bottom="0in" fo:line-height="100%"/>
      <style:text-properties fo:color="#000000"/>
    </style:style>
    <style:style style:name="P183" style:parent-style-name="Normal" style:family="paragraph">
      <style:paragraph-properties fo:margin-bottom="0in" fo:line-height="100%"/>
      <style:text-properties fo:color="#000000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color="#000000"/>
    </style:style>
    <style:style style:name="P186" style:parent-style-name="Normal" style:family="paragraph">
      <style:paragraph-properties fo:margin-bottom="0in" fo:line-height="100%"/>
      <style:text-properties fo:color="#000000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color="#000000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color="#000000"/>
    </style:style>
    <style:style style:name="P192" style:parent-style-name="Normal" style:family="paragraph">
      <style:paragraph-properties fo:line-height="100%"/>
      <style:text-properties fo:color="#000000"/>
    </style:style>
    <style:style style:name="P193" style:parent-style-name="Normal" style:family="paragraph">
      <style:paragraph-properties fo:line-height="100%"/>
      <style:text-properties fo:color="#000000"/>
    </style:style>
    <style:style style:name="TableColumn195" style:family="table-column">
      <style:table-column-properties style:column-width="3.1465in"/>
    </style:style>
    <style:style style:name="TableColumn196" style:family="table-column">
      <style:table-column-properties style:column-width="3.1465in"/>
    </style:style>
    <style:style style:name="Table194" style:family="table">
      <style:table-properties style:width="6.293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200" style:parent-style-name="Policepardéfaut" style:family="text">
      <style:text-properties fo:color="#000000" fo:background-color="#00FF00"/>
    </style:style>
    <style:style style:name="T201" style:parent-style-name="Policepardéfaut" style:family="text">
      <style:text-properties style:font-name="Segoe UI Symbol" fo:color="#000000" fo:background-color="#00FF00"/>
    </style:style>
    <style:style style:name="T202" style:parent-style-name="Policepardéfaut" style:family="text">
      <style:text-properties style:font-name="Segoe UI Symbol" fo:color="#000000" fo:background-color="#00FF00"/>
    </style:style>
    <style:style style:name="P203" style:parent-style-name="Normal" style:family="paragraph">
      <style:paragraph-properties fo:margin-bottom="0in" fo:line-height="100%"/>
      <style:text-properties fo:color="#000000"/>
    </style:style>
    <style:style style:name="P204" style:parent-style-name="Normal" style:family="paragraph">
      <style:paragraph-properties fo:margin-bottom="0in" fo:line-height="100%"/>
      <style:text-properties fo:color="#000000"/>
    </style:style>
    <style:style style:name="P205" style:parent-style-name="Normal" style:family="paragraph">
      <style:paragraph-properties fo:margin-bottom="0in" fo:line-height="100%"/>
      <style:text-properties fo:color="#000000"/>
    </style:style>
    <style:style style:name="P206" style:parent-style-name="Normal" style:family="paragraph">
      <style:paragraph-properties fo:margin-bottom="0in" fo:line-height="100%"/>
      <style:text-properties fo:color="#000000"/>
    </style:style>
    <style:style style:name="P207" style:parent-style-name="Normal" style:family="paragraph">
      <style:paragraph-properties fo:margin-bottom="0in" fo:line-height="100%"/>
      <style:text-properties fo:color="#000000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color="#000000" fo:background-color="#00FF00"/>
    </style:style>
    <style:style style:name="P210" style:parent-style-name="Normal" style:family="paragraph">
      <style:paragraph-properties fo:margin-bottom="0in" fo:line-height="100%"/>
      <style:text-properties fo:color="#000000"/>
    </style:style>
    <style:style style:name="P211" style:parent-style-name="Normal" style:family="paragraph">
      <style:paragraph-properties fo:margin-bottom="0in" fo:line-height="100%"/>
      <style:text-properties fo:color="#000000"/>
    </style:style>
    <style:style style:name="P212" style:parent-style-name="Normal" style:family="paragraph">
      <style:paragraph-properties fo:margin-bottom="0in" fo:line-height="100%"/>
      <style:text-properties fo:color="#000000"/>
    </style:style>
    <style:style style:name="P213" style:parent-style-name="Normal" style:family="paragraph">
      <style:paragraph-properties fo:margin-bottom="0in" fo:line-height="100%"/>
      <style:text-properties fo:color="#000000"/>
    </style:style>
    <style:style style:name="P214" style:parent-style-name="Normal" style:family="paragraph">
      <style:paragraph-properties fo:margin-bottom="0in" fo:line-height="100%"/>
      <style:text-properties fo:color="#000000"/>
    </style:style>
    <style:style style:name="P215" style:parent-style-name="Normal" style:family="paragraph">
      <style:text-properties style:font-name="Arial Black" fo:text-shadow="0.0145in 0.0145in 0.0416in #000000" fo:color="#4472C4" fo:font-size="14pt" style:font-size-asian="14pt" style:font-size-complex="14pt"/>
    </style:style>
  </office:automatic-styles>
  <office:body>
    <office:text text:use-soft-page-breaks="true">
      <text:p text:style-name="P1">Sécurité des protocoles de routages (RIP, OSPF, EIGRP, BGP, IS-IS)</text:p>
      <text:p text:style-name="P2">RIP :</text:p>
      <text:p text:style-name="P3">RIP peu paraître comme un protocole dépassé, mais il peut être utilisé à l’intérieure des petits réseaux LAN ou le nombre de router ne dépasse pas 50.</text:p>
      <text:p text:style-name="P4">D’après le<text:s/>RFC 2453</text:p>
      <text:p text:style-name="P5">RIP utilise le protocole UDP 520</text:p>
      <text:p text:style-name="P6">C’est un protocole qui utilise l’adresse multicast 224.0.0.0</text:p>
      <text:p text:style-name="P7">Mode non sécurisé :</text:p>
      <text:list text:style-name="LFO1" text:continue-numbering="true">
        <text:list-item>
          <text:p text:style-name="P8">Pas d’authentification de la source</text:p>
        </text:list-item>
        <text:list-item>
          <text:p text:style-name="P9">Pas d’assurance de délivrance sur la confidentialité des routes</text:p>
        </text:list-item>
      </text:list>
      <text:p text:style-name="P10">Mais RIPv2 prévoit :</text:p>
      <text:list text:style-name="LFO2" text:continue-numbering="true">
        <text:list-item>
          <text:p text:style-name="P11">Authentification et Cisco à rajouter une authentification MD5.</text:p>
        </text:list-item>
      </text:list>
      <text:p text:style-name="P12">Mais cette sécurité n’est pas par défaut au protocole il faut le configurer</text:p>
      <text:p text:style-name="Normal"><text:span text:style-name="T13">Configuration du protocole et mise en place de la sécurité d’authentification en clair</text:span><text:span text:style-name="T14"><text:s/></text:span></text:p>
      <text:p text:style-name="P15">On commence par configuré une chaine de caractère sur les routeurs concernés de manière identiques et appliquer sur les interfaces concernés avec la chaine qui vas avec.</text:p>
      <text:p text:style-name="P16">Exemple R1 et R2 <text:s/>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R1</text:p>
          </table:table-cell>
          <table:table-cell table:style-name="TableCell23">
            <text:p text:style-name="P24">R2</text:p>
          </table:table-cell>
        </table:table-row>
        <table:table-row table:style-name="TableRow25">
          <table:table-cell table:style-name="TableCell26">
            <text:p text:style-name="P27">Router(config)#key chain<text:span text:style-name="T28"><text:s/>amadou</text:span></text:p>
            <text:p text:style-name="P29">Router(config-key Chain)# key (number)</text:p>
            <text:p text:style-name="P30">Router(config-keychain-key)#key-string</text:p>
            <text:p text:style-name="P31">exemple</text:p>
          </table:table-cell>
          <table:table-cell table:style-name="TableCell32">
            <text:p text:style-name="P33">Router(config)#key chain<text:span text:style-name="T34"><text:s/>amadou</text:span></text:p>
            <text:p text:style-name="P35">Router(config-key Chain)# key (number)</text:p>
            <text:p text:style-name="P36">Router(config-keychain-key)#key-string exemple</text:p>
          </table:table-cell>
        </table:table-row>
        <table:table-row table:style-name="TableRow37">
          <table:table-cell table:style-name="TableCell38">
            <text:p text:style-name="P39">Int &lt;interface du router&gt;</text:p>
            <text:p text:style-name="P40">Ip add &lt;address&gt; &lt;masque&gt;</text:p>
          </table:table-cell>
          <table:table-cell table:style-name="TableCell41">
            <text:p text:style-name="P42">Int &lt;interface du router&gt;</text:p>
            <text:p text:style-name="P43">Ip add &lt;address&gt; &lt;masque&gt;</text:p>
          </table:table-cell>
        </table:table-row>
        <table:table-row table:style-name="TableRow44">
          <table:table-cell table:style-name="TableCell45">
            <text:p text:style-name="P46">Ip rip authentification key-chain amadou</text:p>
          </table:table-cell>
          <table:table-cell table:style-name="TableCell47">
            <text:p text:style-name="P48">Ip rip authentification key-chain amadou</text:p>
          </table:table-cell>
        </table:table-row>
        <table:table-row table:style-name="TableRow49">
          <table:table-cell table:style-name="TableCell50">
            <text:p text:style-name="P51">Router rip</text:p>
            <text:p text:style-name="P52">Version 2</text:p>
            <text:p text:style-name="P53">Network <text:s/>&lt;addresse&gt;</text:p>
          </table:table-cell>
          <table:table-cell table:style-name="TableCell54">
            <text:p text:style-name="P55">Router rip</text:p>
            <text:p text:style-name="P56">Version 2</text:p>
            <text:p text:style-name="P57">Network <text:s/>&lt;addresse&gt;</text:p>
          </table:table-cell>
        </table:table-row>
      </table:table>
      <text:p text:style-name="P58"/>
      <text:p text:style-name="Normal"><text:span text:style-name="T59">Configuration par authentification md5</text:span></text:p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R1</text:p>
          </table:table-cell>
          <table:table-cell table:style-name="TableCell66">
            <text:p text:style-name="P67">R2</text:p>
          </table:table-cell>
        </table:table-row>
        <table:table-row table:style-name="TableRow68">
          <table:table-cell table:style-name="TableCell69">
            <text:p text:style-name="P70">Router(config)#key chain<text:span text:style-name="T71"><text:s/>amadou</text:span></text:p>
            <text:p text:style-name="P72">Router(config-key Chain)# key (number)</text:p>
            <text:p text:style-name="P73">Router(config-keychain-key)#key-string</text:p>
            <text:p text:style-name="P74">exemple</text:p>
          </table:table-cell>
          <table:table-cell table:style-name="TableCell75">
            <text:p text:style-name="P76">Router(config)#key chain<text:span text:style-name="T77"><text:s/>amadou</text:span></text:p>
            <text:p text:style-name="P78">Router(config-key Chain)# key (number)</text:p>
            <text:p text:style-name="P79">Router(config-keychain-key)#key-string exemple</text:p>
          </table:table-cell>
        </table:table-row>
        <table:table-row table:style-name="TableRow80">
          <table:table-cell table:style-name="TableCell81">
            <text:p text:style-name="P82">Int &lt;interface du router&gt;</text:p>
            <text:p text:style-name="P83">Ip add &lt;address&gt; &lt;masque&gt;</text:p>
          </table:table-cell>
          <table:table-cell table:style-name="TableCell84">
            <text:p text:style-name="P85">Int &lt;interface du router&gt;</text:p>
            <text:p text:style-name="P86">Ip add &lt;address&gt; &lt;masque&gt;</text:p>
          </table:table-cell>
        </table:table-row>
        <table:table-row table:style-name="TableRow87">
          <table:table-cell table:style-name="TableCell88">
            <text:p text:style-name="P89">Ip rip authentification mode md5</text:p>
            <text:p text:style-name="P90">Ip rip authentification key-chain amadou</text:p>
          </table:table-cell>
          <table:table-cell table:style-name="TableCell91">
            <text:p text:style-name="P92">Ip rip authentification mode<text:s/>md5</text:p>
            <text:p text:style-name="P93">Ip rip authentification key-chain amadou</text:p>
          </table:table-cell>
        </table:table-row>
        <text:soft-page-break/>
        <table:table-row table:style-name="TableRow94">
          <table:table-cell table:style-name="TableCell95">
            <text:p text:style-name="P96">Router rip</text:p>
            <text:p text:style-name="P97">Version 2</text:p>
            <text:p text:style-name="P98">Network <text:s/>&lt;addresse&gt;</text:p>
          </table:table-cell>
          <table:table-cell table:style-name="TableCell99">
            <text:p text:style-name="P100">Router rip</text:p>
            <text:p text:style-name="P101">Version 2</text:p>
            <text:p text:style-name="P102">Network <text:s/>&lt;addresse&gt;</text:p>
          </table:table-cell>
        </table:table-row>
      </table:table>
      <text:p text:style-name="P103"/>
      <text:p text:style-name="P104"><text:s/>Il existe d’autres types de mécanisme pour empêcher un routeur pirate d’envoyer des informations au réseau en mettant en<text:s/>place une ACL qui filtre le host sur le port udp du routeur <text:s/>en autorisant la réception de ses paquets multicasts et en bloquant tous routeur qui pourraient envoyées des paquets rip.</text:p>
      <text:p text:style-name="P105"/>
      <text:p text:style-name="P106">Exemple :</text:p>
      <text:p text:style-name="P107">Access-list 101 permit udp host &lt;addres&gt; eq 520 any eq 520</text:p>
      <text:p text:style-name="P108">Access-list 101 deny udp any eq 520 any eq 520</text:p>
      <text:p text:style-name="P109">Acess-list 101 permit ip any any</text:p>
      <text:p text:style-name="Paragraphedeliste"><text:span text:style-name="T110">Ip acces-group 101 in</text:span></text:p>
      <text:p text:style-name="P111">On peut aussi protéger la diffusion de route en contrôlant la liste des routes diffusées en entrée et en sortie.</text:p>
      <text:p text:style-name="P112">Cette méthode n’est applicable que<text:s/>seulement si on connait toutes les routes , du coup sa met en question l’évolutivité du réseau.</text:p>
      <text:p text:style-name="P113">Exemple :</text:p>
      <text:p text:style-name="P114">Router rip</text:p>
      <text:p text:style-name="P115">Version 2</text:p>
      <text:p text:style-name="P116">Network &lt;address&gt;</text:p>
      <text:p text:style-name="P117">Network &lt;address&gt;</text:p>
      <text:p text:style-name="P118">Distribute-list sousreseau in<text:s/></text:p>
      <text:p text:style-name="P119">No auto-summary</text:p>
      <text:p text:style-name="P120"><text:span text:style-name="T121">Ip acces-list standard sousreseau permit<text:s/></text:span><text:span text:style-name="T122">1.1.1.0 0.0.0.255</text:span></text:p>
      <text:p text:style-name="P123"/>
      <text:p text:style-name="P124">La passive interface</text:p>
      <text:p text:style-name="P125">C’est d’activé une interface qui ne fait qu’écouter sans envoyer des paquets multicast du protocole rip sur le réseau.</text:p>
      <text:p text:style-name="P126">Configuration :</text:p>
      <text:p text:style-name="P127">Router rip</text:p>
      <text:p text:style-name="P128">Version 2</text:p>
      <text:p text:style-name="P129">Network 10.1.1.0</text:p>
      <text:p text:style-name="P130"><text:span text:style-name="T131">Passive-interface &lt;type-interface&gt; &lt;numéro-</text:span><text:span text:style-name="T132">interface&gt;</text:span></text:p>
      <text:p text:style-name="P133"/>
      <text:p text:style-name="P134"/>
      <text:p text:style-name="P135"/>
      <text:soft-page-break/>
      <text:p text:style-name="P136"><text:span text:style-name="T137">Ospf</text:span></text:p>
      <text:p text:style-name="P138">OSPF est un protocole à état de lien . le protocole utilise le concept de zones (AREA) . Tous les routeurs dans la même zone ont la même table de topologie réseau.</text:p>
      <text:p text:style-name="P139">La zone zéro (0) ou area 0 doit être la première zone crée. Cisco conseille de ne pas dépasser 50 routeurs par zone.</text:p>
      <text:p text:style-name="P140">L’ensemble de ces liens forme ce qu’on appelle Link-state database ou topologie table</text:p>
      <text:p text:style-name="P141">Les routeurs ospf doivent établir une des relations de voisinage( Neighbors relanship) avant d’échanger les infos de leur table de routage<text:s/></text:p>
      <text:p text:style-name="P142">Le protocole stocke ses informations dans trois(3) tables .</text:p>
      <text:list text:style-name="LFO3" text:continue-numbering="true">
        <text:list-item>
          <text:p text:style-name="P143">Table de routage (routing table)</text:p>
        </text:list-item>
        <text:list-item>
          <text:p text:style-name="P144">Table de voisin (neighbor table)</text:p>
        </text:list-item>
        <text:list-item>
          <text:p text:style-name="P145">Table de topologie (topology table)</text:p>
        </text:list-item>
      </text:list>
      <text:p text:style-name="P146"/>
      <text:p text:style-name="P147">Les routeurs utilisent les adresses multicast pour les messages ospf. les routeurs envoient de paquets hello toutes les 10 secondes.</text:p>
      <text:p text:style-name="P148"><text:span text:style-name="T149">Un routeur qui a des interfaces dans plus d’une zone s’appelle </text:span><text:span text:style-name="T150">Area Border Router</text:span><text:span text:style-name="T151"> (ABR). </text:span></text:p>
      <text:p text:style-name="P152"><text:span text:style-name="T153">Un routeur qui connecte un réseau OSPF à d’autres domaines de routage (Internet, par exemple)<text:s/></text:span><text:span text:style-name="T154">s’appelle </text:span><text:span text:style-name="T155">Autonomous System Border Router </text:span><text:span text:style-name="T156">(ASBR).</text:span></text:p>
      <text:p text:style-name="P157">Le rôle d’un ABR consiste à résumer et annoncer les routes  </text:p>
      <text:p text:style-name="P158"/>
      <text:p text:style-name="P159"><text:span text:style-name="T160">Configuration et vérification</text:span></text:p>
      <text:list text:style-name="LFO4" text:continue-numbering="true">
        <text:list-item>
          <text:p text:style-name="P161"><text:span text:style-name="T162">Router(config)#router ospf process ID</text:span></text:p>
        </text:list-item>
        <text:list-item>
          <text:p text:style-name="P163"><text:span text:style-name="T164">Router(config-router)# network &lt;subnet&gt; &lt;wildcard mask&gt; area &lt;area nr&gt;</text:span></text:p>
        </text:list-item>
      </text:list>
      <text:p text:style-name="P165"><text:span text:style-name="T166">Sécur</text:span><text:span text:style-name="T167">ité</text:span></text:p>
      <text:p text:style-name="P168">Comme le protocole ripv2 , ospfv2 a aussi un mécanisme d’Authentication similaire, il existe deux types (clair, md5) et cela ce fait par le biais : du lien et la zone(area).</text:p>
      <text:p text:style-name="P169">Comme pour la sécurité de rip, il est possible de filtrer les routes pour s’assurer qu’elles sont valides.</text:p>
      <text:p text:style-name="P170"><text:s text:c="3"/></text:p>
      <table:table table:style-name="Table171">
        <table:table-columns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interface</text:p>
          </table:table-cell>
          <table:table-cell table:style-name="TableCell177">
            <text:p text:style-name="P178">zone</text:p>
          </table:table-cell>
        </table:table-row>
        <table:table-row table:style-name="TableRow179">
          <table:table-cell table:style-name="TableCell180">
            <text:p text:style-name="P181">Interface <text:s/>&lt;type&gt;&lt;number&gt;</text:p>
            <text:p text:style-name="P182">Ip add &lt;address&gt; &lt;masque&gt;</text:p>
            <text:p text:style-name="P183"/>
          </table:table-cell>
          <table:table-cell table:style-name="TableCell184">
            <text:p text:style-name="P185">Network &lt;réseau&gt; &lt;wildcard mask&gt;</text:p>
            <text:p text:style-name="P186"/>
          </table:table-cell>
        </table:table-row>
        <table:table-row table:style-name="TableRow187">
          <table:table-cell table:style-name="TableCell188">
            <text:p text:style-name="P189">Ip ospf message-digest-key &lt;1-255&gt; md5 &lt;mot de passe&gt;</text:p>
          </table:table-cell>
          <table:table-cell table:style-name="TableCell190">
            <text:p text:style-name="P191">Area &lt;number&gt; authentification message-digest</text:p>
          </table:table-cell>
        </table:table-row>
      </table:table>
      <text:p text:style-name="P192"/>
      <text:p text:style-name="P193">Aujourd’hui une nouvelle version d’algorithme est développé qui s’appelle le HMAC-SHA (Hash Message Authentification Code Secure Hash Algorithm). <text:s/>Chez Cisco cette version n’est disponible qu’à partir de la version 15.4T de l’Ios Cisco.</text:p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soft-page-break/>
            <text:p text:style-name="P199"><text:span text:style-name="T200">#</text:span><text:span text:style-name="T201">☻</text:span><text:span text:style-name="T202">mise en place</text:span></text:p>
            <text:p text:style-name="P203">Conf t</text:p>
            <text:p text:style-name="P204">Key chain &lt;name&gt;</text:p>
            <text:p text:style-name="P205">Key &lt;number&gt;</text:p>
            <text:p text:style-name="P206">Cryptographic-algorithm hmac-sha-512</text:p>
            <text:p text:style-name="P207">Key-string &lt;mot_de_passe&gt;</text:p>
          </table:table-cell>
          <table:table-cell table:style-name="TableCell208">
            <text:p text:style-name="P209">Interface</text:p>
            <text:p text:style-name="P210">Int &lt;type&gt; &lt;number&gt;</text:p>
            <text:p text:style-name="P211">Ip add &lt;address&gt; &lt;masque&gt;</text:p>
            <text:p text:style-name="P212">Ip ospf authentification</text:p>
            <text:p text:style-name="P213">Ip ospf authentication key-chain &lt;name&gt;</text:p>
            <text:p text:style-name="P214"><text:s/></text:p>
          </table:table-cell>
        </table:table-row>
      </table:table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Arial"/>
    </style:style>
    <style:style style:name="WW_CharLFO4LVL2" style:family="text">
      <style:text-properties style:font-name="Arial"/>
    </style:style>
    <style:style style:name="WW_CharLFO4LVL3" style:family="text">
      <style:text-properties style:font-name="Arial"/>
    </style:style>
    <style:style style:name="WW_CharLFO4LVL4" style:family="text">
      <style:text-properties style:font-name="Arial"/>
    </style:style>
    <style:style style:name="WW_CharLFO4LVL5" style:family="text">
      <style:text-properties style:font-name="Arial"/>
    </style:style>
    <style:style style:name="WW_CharLFO4LVL6" style:family="text">
      <style:text-properties style:font-name="Arial"/>
    </style:style>
    <style:style style:name="WW_CharLFO4LVL7" style:family="text">
      <style:text-properties style:font-name="Arial"/>
    </style:style>
    <style:style style:name="WW_CharLFO4LVL8" style:family="text">
      <style:text-properties style:font-name="Arial"/>
    </style:style>
    <style:style style:name="WW_CharLFO4LVL9" style:family="text">
      <style:text-properties style:font-name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oury bah</meta:initial-creator>
    <dc:creator>woury bah</dc:creator>
    <meta:creation-date>2023-03-06T15:18:00Z</meta:creation-date>
    <dc:date>2023-03-06T15:18:00Z</dc:date>
    <meta:template xlink:href="Normal.dotm" xlink:type="simple"/>
    <meta:editing-cycles>2</meta:editing-cycles>
    <meta:editing-duration>PT0S</meta:editing-duration>
    <meta:document-statistic meta:page-count="4" meta:paragraph-count="10" meta:word-count="830" meta:character-count="5389" meta:row-count="38" meta:non-whitespace-character-count="4569"/>
  </office:meta>
</office:document-meta>
</file>